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BE4CEC721784225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35cm, 2.675cm, 9.656cm, 3.54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462cm" svg:height="21.2cm" svg:x="0.792cm" svg:y="2.491cm">
          <draw:image xlink:href="Pictures/10000000000005E8000007E0ABE4CEC72178422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7:33:38.467028209</dc:date>
    <meta:editing-duration>PT3M3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